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T1" style:family="text">
      <style:text-properties fo:font-size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ameplay accessible joueur</text:p>
      <text:p text:style-name="P1"/>
      <text:p text:style-name="P1"/>
      <text:list xml:id="list31544159" text:style-name="L1">
        <text:list-item>
          <text:p text:style-name="P3">Sélectionner une unité pour accéder à ses opérations spécifiques</text:p>
        </text:list-item>
      </text:list>
      <text:p text:style-name="P2"/>
      <text:list xml:id="list31547762" text:style-name="L2">
        <text:list-item>
          <text:p text:style-name="P6">Robot</text:p>
        </text:list-item>
        <text:list-item>
          <text:p text:style-name="P6">Bâtiment</text:p>
        </text:list-item>
        <text:list-item>
          <text:p text:style-name="P6">Ressource</text:p>
        </text:list-item>
      </text:list>
      <text:list xml:id="list32153766" text:continue-list="list31544159" text:style-name="L1">
        <text:list-header>
          <text:p text:style-name="P3"/>
        </text:list-header>
        <text:list-item>
          <text:p text:style-name="P3">Choisir une catégorie d'opérations</text:p>
        </text:list-item>
      </text:list>
      <text:p text:style-name="P5"/>
      <text:list xml:id="list31542302" text:style-name="L3">
        <text:list-item>
          <text:p text:style-name="P4"><text:span text:style-name="T4">Construire</text:span><text:span text:style-name="T2"> : bâtiment, robot, etc...</text:span></text:p>
        </text:list-item>
        <text:list-item>
          <text:p text:style-name="P4"><text:span text:style-name="T2">Réassigner un robot ou interrompre une tâche en cours</text:span></text:p>
        </text:list-item>
        <text:list-item>
          <text:p text:style-name="P4"><text:span text:style-name="T2">Fabriquer des objets à partir de pièces détachées</text:span></text:p>
        </text:list-item>
        <text:list-item>
          <text:p text:style-name="P4"><text:span text:style-name="T2">Explorer : voyager, lancer une détection radar, etc...</text:span></text:p>
        </text:list-item>
        <text:list-item>
          <text:p text:style-name="P4"><text:span text:style-name="T2">Etudier : série de tests scientifiques, récolte d'échantillons</text:span></text:p>
        </text:list-item>
        <text:list-item>
          <text:p text:style-name="P4"><text:span text:style-name="T2">Réparer, maintenir en état, recharger en énergie</text:span></text:p>
        </text:list-item>
        <text:list-item>
          <text:p text:style-name="P4"><text:span text:style-name="T2">Démanteler, recycler pour récupérer des pièces détachées</text:span></text:p>
        </text:list-item>
        <text:list-item>
          <text:p text:style-name="P4"><text:span text:style-name="T2">Préparer une zone de terrain : aplanir, poser des rails, etc...</text:span></text:p>
        </text:list-item>
        <text:list-item>
          <text:p text:style-name="P4"><text:span text:style-name="T2">Creuser, consolider, remblayer, déblayer, déplacer des déchets</text:span></text:p>
        </text:list-item>
        <text:list-item>
          <text:p text:style-name="P4"><text:span text:style-name="T2">Extraire des ressources, remplir une unité de transport</text:span></text:p>
        </text:list-item>
        <text:list-item>
          <text:p text:style-name="P4"><text:span text:style-name="T2">Transporter un robot plus petit grâce à une unité de transport</text:span></text:p>
        </text:list-item>
        <text:list-item>
          <text:p text:style-name="P4"><text:span text:style-name="T2">Utiliser des ressources récoltées : commerce, raffinerie, transformation en pièces détachées</text:span></text:p>
        </text:list-item>
      </text:list>
      <text:list xml:id="list32153486" text:continue-list="list32153766" text:style-name="L1">
        <text:list-header>
          <text:p text:style-name="P3"/>
        </text:list-header>
        <text:list-item>
          <text:p text:style-name="P3">Prendre une décision</text:p>
        </text:list-item>
      </text:list>
      <text:p text:style-name="P2"/>
      <text:list xml:id="list31602787" text:style-name="L4">
        <text:list-item>
          <text:p text:style-name="P7"><text:span text:style-name="T5">Demander une analyse de données</text:span></text:p>
        </text:list-item>
        <text:list-item>
          <text:p text:style-name="P7"><text:span text:style-name="T5">Demander d'établir une liste des zones de prospection</text:span></text:p>
        </text:list-item>
        <text:list-item>
          <text:p text:style-name="P7"><text:span text:style-name="T5">Assigner une liste de tâches pour une durée donnée</text:span></text:p>
        </text:list-item>
        <text:list-item>
          <text:p text:style-name="P7"><text:span text:style-name="T5">Estimer un délai de déplacement, d'extraction, de fabrication ou de construc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é Amblard</meta:initial-creator>
    <meta:creation-date>2013-04-21T11:37:23.71</meta:creation-date>
    <dc:date>2013-04-21T12:01:33.57</dc:date>
    <dc:creator>Zoé Amblard</dc:creator>
    <meta:editing-duration>PT00H24M08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77" meta:character-count="1097"/>
  </office:meta>
</office:document-meta>
</file>